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13B000000E21D6DC84E693A185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cm" fo:min-width="1.596cm"/>
    </style:style>
    <style:style style:name="gr2" style:family="graphic" style:parent-style-name="standard">
      <style:graphic-properties draw:textarea-horizontal-align="justify" draw:textarea-vertical-align="middle" draw:auto-grow-height="false" fo:min-height="1.092cm" fo:min-width="1.279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2.29cm" fo:min-width="4.326cm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94cm" svg:height="3.048cm" svg:x="10.525cm" svg:y="2.27cm">
          <text:p text:style-name="P1">service.xml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1" draw:layer="layout" svg:width="1.778cm" svg:height="2.54cm" svg:x="1.635cm" svg:y="6.207cm">
          <text:p text:style-name="P1">Databas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" draw:text-style-name="P1" draw:layer="layout" svg:width="6.509cm" svg:height="4.669cm" svg:x="13.922cm" svg:y="4.556cm">
          <draw:image xlink:href="Pictures/100000000000013B000000E21D6DC84E693A1856.png" xlink:type="simple" xlink:show="embed" xlink:actuate="onLoad" loext:mime-type="image/png">
            <text:p/>
          </draw:image>
        </draw:frame>
        <draw:custom-shape draw:style-name="gr4" draw:text-style-name="P3" draw:layer="layout" svg:width="4.826cm" svg:height="2.54cm" svg:x="4.937cm" svg:y="6.334cm">
          <text:p text:style-name="P1">Service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2.938cm" svg:y1="4.81cm" svg:x2="14.335cm" svg:y2="5.699cm">
          <text:p/>
        </draw:line>
        <draw:line draw:style-name="gr5" draw:text-style-name="P4" draw:layer="layout" svg:x1="10.906cm" svg:y1="4.683cm" svg:x2="9.001cm" svg:y2="6.08cm">
          <text:p/>
        </draw:line>
        <draw:line draw:style-name="gr5" draw:text-style-name="P4" draw:layer="layout" svg:x1="4.937cm" svg:y1="7.604cm" svg:x2="3.413cm" svg:y2="7.60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Rich Sezov</meta:initial-creator>
    <meta:creation-date>2019-08-27T16:19:54.649557698</meta:creation-date>
    <dc:date>2019-08-27T18:03:44.265127466</dc:date>
    <dc:creator>Rich Sezov</dc:creator>
    <meta:editing-duration>PT2M29S</meta:editing-duration>
    <meta:editing-cycles>1</meta:editing-cycles>
    <meta:document-statistic meta:object-count="7"/>
    <meta:generator>LibreOffice/6.3.0.4$Linux_X86_64 LibreOffice_project/30$Build-4</meta:generator>
  </office:meta>
</office:document-meta>
</file>